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fo:keep-with-next="alway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3" style:family="table-row">
      <style:table-row-properties style:min-row-height="0.0361in"/>
    </style:style>
    <style:style style:name="Table1.15" style:family="table-row">
      <style:table-row-properties style:min-row-height="0.7493in"/>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tyle="normal" fo:font-weight="normal" style:font-style-asian="normal" style:font-weight-asian="normal" style:font-style-complex="normal" style:font-weight-complex="normal"/>
    </style:style>
    <style:style style:name="P5" style:family="paragraph" style:parent-style-name="Endnote">
      <style:paragraph-properties fo:margin-left="0in" fo:margin-right="0in" fo:text-indent="0in" style:auto-text-indent="false"/>
    </style:style>
    <style:style style:name="P6" style:family="paragraph" style:parent-style-name="Contents_20_1">
      <style:paragraph-properties>
        <style:tab-stops>
          <style:tab-stop style:position="5.7673in" style:type="right" style:leader-style="dotted" style:leader-text="."/>
        </style:tab-stops>
      </style:paragraph-properties>
    </style:style>
    <style:style style:name="P7" style:family="paragraph" style:parent-style-name="Contents_20_2">
      <style:paragraph-properties>
        <style:tab-stops>
          <style:tab-stop style:position="5.5709in" style:type="right" style:leader-style="dotted" style:leader-text="."/>
        </style:tab-stops>
      </style:paragraph-properties>
    </style:style>
    <style:style style:name="P8" style:family="paragraph" style:parent-style-name="Standard">
      <style:paragraph-properties fo:margin-left="0.5in" fo:margin-right="0in" fo:text-indent="-0.0071in" style:auto-text-indent="false">
        <style:tab-stops>
          <style:tab-stop style:position="-0.0071in"/>
        </style:tab-stops>
      </style:paragraph-properties>
    </style:style>
    <style:style style:name="P9" style:family="paragraph" style:parent-style-name="Document_20_Title" style:master-page-name="Standard">
      <style:paragraph-properties style:page-number="auto"/>
    </style:style>
    <style:style style:name="P10" style:family="paragraph" style:parent-style-name="Heading_20_1" style:list-style-name="Numbering_20_1"/>
    <style:style style:name="P11" style:family="paragraph" style:parent-style-name="Heading_20_1" style:list-style-name="Numbering_20_1"/>
    <style:style style:name="P12" style:family="paragraph" style:parent-style-name="Heading_20_1" style:list-style-name="Numbering_20_1"/>
    <style:style style:name="P13" style:family="paragraph" style:parent-style-name="Heading_20_1" style:list-style-name="Numbering_20_1"/>
    <style:style style:name="P14" style:family="paragraph" style:parent-style-name="Heading_20_2" style:list-style-name="Numbering_20_1"/>
    <style:style style:name="P15" style:family="paragraph" style:parent-style-name="Heading_20_2" style:list-style-name="Numbering_20_1"/>
    <style:style style:name="P16" style:family="paragraph" style:parent-style-name="Heading_20_2" style:list-style-name="Numbering_20_1"/>
    <style:style style:name="P17" style:family="paragraph" style:parent-style-name="Heading_20_2" style:list-style-name="Numbering_20_1">
      <style:paragraph-properties fo:margin-left="0in" fo:margin-right="0in" fo:text-indent="0in" style:auto-text-indent="false"/>
    </style:style>
    <style:style style:name="P18" style:family="paragraph" style:parent-style-name="Heading_20_2" style:list-style-name="Numbering_20_1">
      <style:paragraph-properties fo:margin-left="0in" fo:margin-right="0in" fo:text-indent="0in" style:auto-text-indent="false"/>
    </style:style>
    <style:style style:name="P19" style:family="paragraph" style:parent-style-name="Heading_20_2" style:list-style-name="Numbering_20_1">
      <style:paragraph-properties fo:margin-left="0in" fo:margin-right="0in" fo:text-indent="0in" style:auto-text-indent="false"/>
    </style:style>
    <style:style style:name="P20" style:family="paragraph" style:parent-style-name="Heading_20_2" style:list-style-name="Numbering_20_1">
      <style:paragraph-properties fo:margin-left="0in" fo:margin-right="0in" fo:text-indent="0in" style:auto-text-indent="false"/>
    </style:style>
    <style:style style:name="P21" style:family="paragraph" style:parent-style-name="Heading_20_2" style:list-style-name="Numbering_20_1">
      <style:paragraph-properties fo:margin-left="0in" fo:margin-right="0in" fo:text-indent="0in" style:auto-text-indent="false"/>
    </style:style>
    <style:style style:name="P22" style:family="paragraph" style:parent-style-name="Heading_20_2" style:list-style-name="Numbering_20_1">
      <style:paragraph-properties fo:margin-left="0in" fo:margin-right="0in" fo:text-indent="0in" style:auto-text-indent="false"/>
    </style:style>
    <style:style style:name="P23" style:family="paragraph" style:parent-style-name="Heading_20_2" style:list-style-name="Numbering_20_1">
      <style:paragraph-properties fo:margin-left="0in" fo:margin-right="0in" fo:text-indent="0in" style:auto-text-indent="false"/>
    </style:style>
    <style:style style:name="P24" style:family="paragraph" style:parent-style-name="List_20_2_20_Start" style:list-style-name="List_20_1"/>
    <style:style style:name="P25" style:family="paragraph" style:parent-style-name="List_20_2_20_Start" style:list-style-name="List_20_1"/>
    <style:style style:name="P26" style:family="paragraph" style:parent-style-name="List_20_2_20_Start" style:list-style-name="List_20_1"/>
    <style:style style:name="P27" style:family="paragraph" style:parent-style-name="List_20_2_20_Start" style:list-style-name="List_20_1"/>
    <style:style style:name="P28" style:family="paragraph" style:parent-style-name="List_20_2_20_Start" style:list-style-name="List_20_1"/>
    <style:style style:name="P29" style:family="paragraph" style:parent-style-name="Standard" style:list-style-name="List_20_1"/>
    <style:style style:name="P30" style:family="paragraph" style:parent-style-name="Standard" style:list-style-name="List_20_1"/>
    <style:style style:name="P31" style:family="paragraph" style:parent-style-name="Standard" style:list-style-name="List_20_1"/>
    <style:style style:name="P32" style:family="paragraph" style:parent-style-name="Standard" style:list-style-name="List_20_1"/>
    <style:style style:name="P33" style:family="paragraph" style:parent-style-name="Standard" style:list-style-name="List_20_1"/>
    <style:style style:name="P34" style:family="paragraph" style:parent-style-name="Standard" style:list-style-name="List_20_1"/>
    <style:style style:name="P35" style:family="paragraph" style:parent-style-name="Standard" style:list-style-name="List_20_1"/>
    <style:style style:name="P36" style:family="paragraph" style:parent-style-name="Standard" style:list-style-name="List_20_1"/>
    <style:style style:name="P37" style:family="paragraph" style:parent-style-name="Standard" style:list-style-name="List_20_1">
      <style:paragraph-properties fo:margin-left="0in" fo:margin-right="0in" fo:text-indent="0in" style:auto-text-indent="false"/>
    </style:style>
    <style:style style:name="T1" style:family="text">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 Schema Representation of JMdict</text:p>
      <text:p text:style-name="Standard">This note describes how JMdict data[<text:note text:id="ftn1" text:note-class="endnote"><text:note-citation>1</text:note-citation><text:note-body><text:p text:style-name="P5"><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 Overview<text:tab/>2</text:p>
          <text:p text:style-name="P7">1.1.Parent/Child Tables and Primary/Foreign keys.<text:tab/>2</text:p>
          <text:p text:style-name="P7">1.2.Keyword Tables<text:tab/>4</text:p>
          <text:p text:style-name="P7">1.3.Keyword Lists<text:tab/>4</text:p>
          <text:p text:style-name="P7">1.4.Restrictions: restr, stagr, stagk<text:tab/>5</text:p>
          <text:p text:style-name="P7">1.5.ke_pri, re_pri Generalization<text:tab/>5</text:p>
          <text:p text:style-name="P7">1.6.Cross-references<text:tab/>6</text:p>
          <text:p text:style-name="P7">1.7.XML Round-tripping<text:tab/>6</text:p>
          <text:p text:style-name="P6">2. An Example Entry<text:tab/>8</text:p>
          <text:p text:style-name="P6">3.Using SQL<text:tab/>12</text:p>
          <text:p text:style-name="P7">3.1.Retrieving an Entry's Data<text:tab/>12</text:p>
          <text:p text:style-name="P7">3.2.Finding Entries<text:tab/>12</text:p>
          <text:p text:style-name="P7">3.3.Views<text:tab/>13</text:p>
          <text:p text:style-name="P6">4. Annotated Schema<text:tab/>14</text:p>
        </text:index-body>
      </text:table-of-content>
      <text:p text:style-name="Standard"/>
      <text:list text:style-name="Numbering_20_1">
        <text:list-item>
          <text:h text:style-name="P10"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17"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i</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3">Database table name</text:p>
          </table:table-cell>
          <table:table-cell table:style-name="Table1.A1" office:value-type="string">
            <text:p text:style-name="P3">JMdict XML element</text:p>
          </table:table-cell>
          <table:table-cell table:style-name="Table1.C1" office:value-type="string">
            <text:p text:style-name="P3">Information</text:p>
          </table:table-cell>
        </table:table-row>
        <table:table-row>
          <table:table-cell table:style-name="Table1.A2" office:value-type="string">
            <text:p text:style-name="P3">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3">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3">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3">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3">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3">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3">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3">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3">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3">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3">        gloss<text:note text:id="ftn7" text:note-class="footnote"><text:note-citation>1</text:note-citation><text:note-body><text:p text:style-name="Footnote">The name “gloss” for this table is a misnomer but it is too much work to change at this point. <text:s/>In addition to glosses it contains several types of non-gloss translational entities such as literal translations. <text:s/>The <text:span text:style-name="colname">ginf</text:span> column value indicates the type of translational entity in each row.</text:p></text:note-body></text:note></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style-name="Table1.13">
          <table:table-cell table:style-name="Table1.A2" office:value-type="string">
            <text:p text:style-name="P3">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3">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5">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3">        restr</text:p>
          </table:table-cell>
          <table:table-cell table:style-name="Table1.A2" office:value-type="string">
            <text:p text:style-name="P4">&lt;restr&gt;</text:p>
          </table:table-cell>
          <table:table-cell table:style-name="Table1.C2" office:value-type="string">
            <text:p text:style-name="P4">Invalid reading-kanji pairs. [parents: (<text:span text:style-name="tblname">rdng</text:span>, <text:span text:style-name="tblname">kanj</text:span>)]</text:p>
          </table:table-cell>
        </table:table-row>
        <table:table-row>
          <table:table-cell table:style-name="Table1.A2" office:value-type="string">
            <text:p text:style-name="P3">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3">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3">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3">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text:soft-page-break/>Table <text:sequence text:ref-name="refTable0" text:name="Table" text:formula="ooow:Table+1" style:num-format="1">1</text:sequence>: Entr database tables hierarchy</text:p>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17"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wkinf</text:span> table, which contains the keywords used in the <text:span text:style-name="tblname">kinf</text:span> table (which in turn corresponds to the &lt;ke_inf&gt; elements in the JMdict XML file).</text:p>
      <text:p text:style-name="psql"><text:span text:style-name="User_20_Entry"><text:span text:style-name="T1">select * from kwkinf;<text:line-break/>id | kw | descr<text:line-break/>---+----+---------------------------------------<text:line-break/>1</text:span></text:span><text:span text:style-name="User_20_Entry"><text:span text:style-name="T1"> </text:span></text:span><text:span text:style-name="User_20_Entry"><text:span text:style-name="T1"> </text:span></text:span><text:span text:style-name="User_20_Entry"><text:span text:style-name="T1">| iK | word containing irregular kanji usage<text:line-break/>2</text:span></text:span><text:span text:style-name="User_20_Entry"><text:span text:style-name="T1"> </text:span></text:span><text:span text:style-name="User_20_Entry"><text:span text:style-name="T1"> </text:span></text:span><text:span text:style-name="User_20_Entry"><text:span text:style-name="T1">| io | irregular okurigana usage<text:line-break/>3</text:span></text:span><text:span text:style-name="User_20_Entry"><text:span text:style-name="T1"> </text:span></text:span><text:span text:style-name="User_20_Entry"><text:span text:style-name="T1"> </text:span></text:span><text:span text:style-name="User_20_Entry"><text:span text:style-name="T1">| oK | word containing out-dated kanji<text:line-break/>4</text:span></text:span><text:span text:style-name="User_20_Entry"><text:span text:style-name="T1"> </text:span></text:span><text:span text:style-name="User_20_Entry"><text:span text:style-name="T1"> </text:span></text:span><text:span text:style-name="User_20_Entry"><text:span text:style-name="T1">| ik | word containing irregular kana usage</text:span></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ext:soft-page-break/>The keyword tables are colored green in the schema diagram.</text:p>
      <text:list text:style-name="Numbering_20_1" text:continue-numbering="true">
        <text:list-item>
          <text:list text:continue-numbering="true">
            <text:list-item>
              <text:h text:style-name="P17"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ord,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 The <text:span text:style-name="colname">ord</text:span> column contains a small integer and is used to maintain the order of the items in the list.</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17"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ext:soft-page-break/>The restriction tables are colored light blue in the schema diagram.</text:p>
      <text:list text:style-name="Numbering_20_1" text:continue-numbering="true">
        <text:list-item>
          <text:list text:continue-numbering="true">
            <text:list-item>
              <text:h text:style-name="P17"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ji element, and a re_pri tag also with the value "nf32" on a particular reading element. The equal values imply that the frequency-of-use indicator refers to the tagged kanji and reading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17"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dentify the originating sense. Since the order of xrefs is significant, the column <text:span text:style-name="colname">xref</text:span> orders the xrefs in a sense and the columns <text:span text:style-name="colname">entr</text:span>,<text:span text:style-name="colname">sens</text:span>,<text:span text:style-name="colname">xref</text:span> constitute the table's primary key. <text:s/>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It is often desirable to display a cross-reference using a reading and kanji other than the entry's first reading and kanji. <text:s/>The columns <text:span text:style-name="colname">rdng</text:span> and <text:span text:style-name="colname">kanj</text:span> point to the most <text:soft-page-break/>appropriate values for display. </text:p>
      <text:p text:style-name="Standard">The cross reference table is colored purple in the schema diagram.</text:p>
      <text:list text:style-name="Numbering_20_1" text:continue-numbering="true">
        <text:list-item>
          <text:list text:continue-numbering="true">
            <text:list-item>
              <text:h text:style-name="P17" text:outline-level="2">XML Round-tripping</text:h>
            </text:list-item>
          </text:list>
        </text:list-item>
      </text:list>
      <text:p text:style-name="Standard">The module “fmtxml.py” will generate XML from an entry object read from the database. <text:s/>There may be differences between this regenerated XML and the original JMdict file XML that produced the database entry. <text:s/>The following are things I am aware of that may differ:</text:p>
      <text:list text:style-name="List_20_1">
        <text:list-item>
          <text:p text:style-name="P29">Comments in the XML are not preserved so cannot be regenerated.<text:note text:id="ftn8" text:note-class="footnote"><text:note-citation>2</text:note-citation><text:note-body><text:p text:style-name="Footnote">Prior to April 2008, comments were parsed and those that matched patterns for “merged entry” comments were turned into actual deleted entries in the database. <text:s/>However, recent “merged entry” comments identify the mergee by kanji rather than sequence number and will require a post-load pass to resolve, similar to the way xrefs are processed. <text:s/>The program for this has not been written yet (as of May 2008) and currently, all comments are effectively ignored. <text:line-break/> </text:p></text:note-body></text:note></text:p>
        </text:list-item>
        <text:list-item>
          <text:p text:style-name="P29">Element order may vary. Although elements are generated in the order defined by the JMdict DTD, when there are multiple successive elements of the same type, order may not be the same as in the original XML in some cases. <text:s/>The following elements will retain the original order: k_ele, r_ele, sense, gloss, k_inf, r_inf, pos, misc, field, dial, lsource, audit. <text:s/>The order of re_restr, stagr, stagk, ke_pri, and re_pri elements may differ. <text:s text:c="2"/>Entry elements in the current JMdict are in seq number order and can be regenerated in that order. <text:s/>Were that order to change though, it would not be preserved in the regenerated XML. <text:s/></text:p>
        </text:list-item>
        <text:list-item>
          <text:p text:style-name="P29">When a sense without any “pos” (part-of-speech) tags follows a sense with pos tags, the pos tags on the preceding sense are assigned to the following sense. <text:s/>Thus regenerated XML may have pos tags in senses that didn't have them in the source XML.</text:p>
        </text:list-item>
        <text:list-item>
          <text:p text:style-name="P29">Regenerated XML takes advantage of default values when possible. <text:s/>If the source XML redundantly specifies a default value (xml:lang=”eng” for example) it will not be reproduced in the regenerated XML.</text:p>
        </text:list-item>
        <text:list-item>
          <text:p text:style-name="P29">An xref in the database always refers to a specific target entry, and a single sense in that entry. <text:s/>An xref in the XML may or may not specify a target entry's sense. When the target entry has multiple senses, but the XML fails to give any senses, the XML importer will generate multiple xref's, one to each target sense. If the XML exporter sees a set of xrefs pointing to every sense of a target entry, it will <text:s/>assume the input XML did not specify any senses and generate an &lt;xref&gt; element with no sense numbers. <text:s/>However the source XML may have explicitly listed every sense number of the target entry. <text:s/>This is a particular problem when the number of target senses is one. <text:s/>(That is, xrefs of the form &lt;xref&gt;供・とも&lt;/xref&gt; and &lt;xref&gt;供・とも・(1)&lt;/xref&gt; will both result in &lt;xref&gt;供・とも&lt;/xref&gt; when the XML is regenerated, assuming the target entry has only one sense.)</text:p>
        </text:list-item>
        <text:list-item>
          <text:p text:style-name="P29">Duplicate tags are filtered out during importing from XML and will not be <text:soft-page-break/>produced in the regenerated XML. <text:s/>In particular, some JMdict entries have multiple &lt;k_pri&gt; or &lt;re_pri&gt; tags.</text:p>
        </text:list-item>
        <text:list-item>
          <text:p text:style-name="P29">When &lt;ke_pri&gt; or &lt;re_pri&gt; conflict, that is, there are two tags with the same scale (text value) but different numerical values (e.g. “nf09” and “nf14”, or “ichi1” and “ichi2”) that apply to the same reading and kanji pair, the one with the lower value is used in the database, the one with the higher value is discarded and thus won't appear in the regenerated XML. <text:s/>Note this only applies to freq values associated with the same reading, kanji pair: if R1 has “nf09”, “nf14”, K1 has “nf09”, and K2 has “nf14”, nothing is discarded because the two freq values are associated with different pairs (R1,K1, and R1,K2).</text:p>
        </text:list-item>
        <text:list-item>
          <text:p text:style-name="P29">The database can represent information that currently has no means of representation in XML with the standard JMdict DTD. <text:s/>Specifically:</text:p>
        </text:list-item>
        <text:list-item>
          <text:p text:style-name="P24">Some tables provide for additional information such as <text:span text:style-name="colname">notes, status, parent </text:span>in the <text:span text:style-name="tblname">entr</text:span> table, or <text:span text:style-name="colname">email, refs, notes</text:span> in the <text:span text:style-name="tblname">hist</text:span> table (maps to the &lt;audit&gt; XML element) that JMdict does not support.</text:p>
        </text:list-item>
        <text:list-item>
          <text:p text:style-name="P24">Cross-references refer to a specific entry even when there multiple references with the same reading or kanji text.</text:p>
        </text:list-item>
        <text:list-item>
          <text:p text:style-name="P24">Cross-references may have more types that just the “see also” and “antonym” types available in the current JMdict XML.</text:p>
        </text:list-item>
        <text:list-item>
          <text:p text:style-name="P24">Readings can have sound clips.</text:p>
        </text:list-item>
        <text:list-item>
          <text:p text:style-name="P24">There may be keyword values in the kw* tables and used in the database that do not have equivalent entities defined in the JMdict DTD.</text:p>
          <text:p text:style-name="P37">If entries are created that make use of these capabilities, the additional information will not be representable in a regenerated JMdict XML file.</text:p>
        </text:list-item>
      </text:list>
      <text:list text:style-name="Numbering_20_1" text:continue-numbering="true">
        <text:list-item>
          <text:h text:style-name="P10"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8">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 </text:span><text:span text:style-name="User_20_Entry"> </text:span><text:span text:style-name="User_20_Entry"> </text:span><text:span text:style-name="User_20_Entry"> </text:span><text:span text:style-name="User_20_Entry">|</text:span><text:span text:style-name="User_20_Entry"> </text:span><text:span text:style-name="User_20_Entry">src</text:span><text:span text:style-name="User_20_Entry"> </text:span><text:span text:style-name="User_20_Entry">|</text:span><text:span text:style-name="User_20_Entry"> stat | </text:span><text:span text:style-name="User_20_Entry">seq</text:span><text:span text:style-name="User_20_Entry"> </text:span><text:span text:style-name="User_20_Entry"> </text:span><text:span text:style-name="User_20_Entry"> </text:span><text:span text:style-name="User_20_Entry"> </text:span><text:span text:style-name="User_20_Entry"> </text:span><text:span text:style-name="User_20_Entry">|</text:span><text:span text:style-name="User_20_Entry"> dfrm </text:span><text:span text:style-name="User_20_Entry">|</text:span><text:span text:style-name="User_20_Entry"> unap | </text:span><text:span text:style-name="User_20_Entry">notes<text:line-break/>------+-----+------+---------+------+------+-------<text:line-break/>20894</text:span><text:span text:style-name="User_20_Entry"> </text:span><text:span text:style-name="User_20_Entry">|</text:span><text:span text:style-name="User_20_Entry"> </text:span><text:span text:style-name="User_20_Entry">1</text:span><text:span text:style-name="User_20_Entry"> </text:span><text:span text:style-name="User_20_Entry"> </text:span><text:span text:style-name="User_20_Entry"> </text:span><text:span text:style-name="User_20_Entry">|</text:span><text:span text:style-name="User_20_Entry"> 2</text:span><text:span text:style-name="User_20_Entry"> </text:span><text:span text:style-name="User_20_Entry"> </text:span><text:span text:style-name="User_20_Entry"> </text:span><text:span text:style-name="User_20_Entry"> |</text:span><text:span text:style-name="User_20_Entry">2</text:span><text:span text:style-name="User_20_Entry">1211370</text:span><text:span text:style-name="User_20_Entry"> </text:span><text:span text:style-name="User_20_Entry">|</text:span><text:span text:style-name="User_20_Entry">  </text:span><text:span text:style-name="User_20_Entry"> </text:span><text:span text:style-name="User_20_Entry"> </text:span><text:span text:style-name="User_20_Entry"> </text:span><text:span text:style-name="User_20_Entry"> </text:span><text:span text:style-name="User_20_Entry">| F</text:span><text:span text:style-name="User_20_Entry"> </text:span><text:span text:style-name="User_20_Entry"> </text:span><text:span text:style-name="User_20_Entry"> </text:span><text:span text:style-name="User_20_Entry"> |</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deleted, and rejected entries.</text:p>
      <text:p text:style-name="Standard"><text:span text:style-name="colname">seq</text:span> is the same as the &lt;ent_seq&gt; element in JMdict XML file and identifies each JMdict entry across time and space.</text:p>
      <text:p text:style-name="Standard"><text:span text:style-name="colname">dfrm</text:span> and <text:span text:style-name="colname">unap</text:span> are used for managing edits and new submissions.</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 </text:span>| rdng | txt<text:line-break/>------+------+----------<text:line-break/>20894 | 1<text:span text:style-name="User_20_Entry"> </text:span><text:span text:style-name="User_20_Entry"> </text:span><text:span text:style-name="User_20_Entry"> </text:span><text:span text:style-name="User_20_Entry"> </text:span>| たんのう<text:line-break/>20894 | 2<text:span text:style-name="User_20_Entry"> </text:span><text:span text:style-name="User_20_Entry"> </text:span><text:span text:style-name="User_20_Entry"> </text:span><text:span text:style-name="User_20_Entry"> </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restr</text:span> will contain a <text:soft-page-break/>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 </text:span>| kanj | txt<text:line-break/>------+------+------<text:line-break/>20894 | 1<text:span text:style-name="User_20_Entry"> </text:span><text:span text:style-name="User_20_Entry"> </text:span><text:span text:style-name="User_20_Entry"> </text:span><text:span text:style-name="User_20_Entry"> </text:span>| 堪能<text:line-break/>20894 | 2<text:span text:style-name="User_20_Entry"> </text:span><text:span text:style-name="User_20_Entry"> </text:span><text:span text:style-name="User_20_Entry"> </text:span><text:span text:style-name="User_20_Entry"> </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 </text:span>| sens | notes<text:line-break/>------+------+-------<text:line-break/>20894 | 1<text:span text:style-name="User_20_Entry"> </text:span><text:span text:style-name="User_20_Entry"> </text:span><text:span text:style-name="User_20_Entry"> </text:span><text:span text:style-name="User_20_Entry"> </text:span>|<text:line-break/>20894 | 2<text:span text:style-name="User_20_Entry"> </text:span><text:span text:style-name="User_20_Entry"> </text:span><text:span text:style-name="User_20_Entry"> </text:span><text:span text:style-name="User_20_Entry"> </text:span>|<text:line-break/>20894 | 3<text:span text:style-name="User_20_Entry"> </text:span><text:span text:style-name="User_20_Entry"> </text:span><text:span text:style-name="User_20_Entry"> </text:span><text:span text:style-name="User_20_Entry"> </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 </text:span>| sens | gloss | lang | txt<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line-break/>------+------+-------+------+--------------<text:line-break/>20894 | 1<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proficient<text:span text:style-name="User_20_Entry"> </text:span><text:span text:style-name="User_20_Entry"> </text:span><text:span text:style-name="User_20_Entry"> </text:span><text:line-break/>20894 | 1<text:span text:style-name="User_20_Entry"> </text:span><text:span text:style-name="User_20_Entry"> </text:span><text:span text:style-name="User_20_Entry"> </text:span><text:span text:style-name="User_20_Entry"> </text:span>| 2<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skillful<text:span text:style-name="User_20_Entry"> </text:span><text:span text:style-name="User_20_Entry"> </text:span><text:span text:style-name="User_20_Entry"> </text:span><text:span text:style-name="User_20_Entry"> </text:span><text:span text:style-name="User_20_Entry"> </text:span><text:line-break/>20894 | 2<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satisfaction <text:line-break/>20894 | 3<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fortitude<text:span text:style-name="User_20_Entry"> </text:span><text:span text:style-name="User_20_Entry"> </text:span><text:span text:style-name="User_20_Entry"> </text:span><text:span text:style-name="User_20_Entry"> </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text:soft-page-break/>select * from pos where entr=20894;<text:line-break/>entr<text:span text:style-name="User_20_Entry">  </text:span>| sens | ord | kw<text:line-break/>------+------+-----+----<text:line-break/>20894 | 1<text:span text:style-name="User_20_Entry">    </text:span>| 1<text:span text:style-name="User_20_Entry">   |</text:span> 2<text:line-break/>20894 | 2<text:span text:style-name="User_20_Entry">    </text:span>| 2<text:span text:style-name="User_20_Entry">   | </text:span>17<text:line-break/>20894 | 2<text:span text:style-name="User_20_Entry">    </text:span>| 3<text:span text:style-name="User_20_Entry">   |</text:span> 46<text:line-break/>20894 | 3<text:span text:style-name="User_20_Entry">    </text:span>| 4<text:span text:style-name="User_20_Entry">   |</text:span> 17<text:line-break/>20894 | 3<text:span text:style-name="User_20_Entry">    </text:span>| 5<text:span text:style-name="User_20_Entry">   |</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 </text:span><text:span text:style-name="User_20_Entry"> </text:span>kw<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descr<text:line-break/>---+--------+---------------------------------------------------<text:line-break/><text:span text:style-name="User_20_Entry"> </text:span>2 | adj-na | adjectival nouns or quasi-adjectives (keiyodoshi)<text:line-break/>17 | n<text:span text:style-name="User_20_Entry">  </text:span><text:span text:style-name="User_20_Entry"> </text:span><text:span text:style-name="User_20_Entry"> </text:span><text:span text:style-name="User_20_Entry"> </text:span><text:span text:style-name="User_20_Entry"> </text:span>| noun (common) (futsuumeishi)<text:line-break/>46 | vs<text:span text:style-name="User_20_Entry"> </text:span><text:span text:style-name="User_20_Entry"> </text:span><text:span text:style-name="User_20_Entry"> </text:span><text:span text:style-name="User_20_Entry"> </text:span><text:span text:style-name="User_20_Entry"> </text:span>| noun or participle which takes the aux. verb suru</text:p>
      <text:p text:style-name="Standard">Table <text:span text:style-name="tblname">fld</text:span> rows</text:p>
      <text:p text:style-name="psql">select * from fld where entr=20894;<text:line-break/>entr<text:span text:style-name="User_20_Entry">  </text:span>| sens | ord | kw<text:line-break/>------+------+-----+----<text:line-break/>20894 | 3<text:span text:style-name="User_20_Entry">    </text:span>| 1<text:span text:style-name="User_20_Entry">  </text:span><text:span text:style-name="User_20_Entry"> |</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 rdng | ord | kw<text:line-break/>------+------+-----+----<text:line-break/>20894 | 2<text:span text:style-name="User_20_Entry">    </text:span>| 1<text:span text:style-name="User_20_Entry">   | </text:span>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 </text:span>| rdng | kanj<text:line-break/>------+------+------<text:line-break/>20894 | 1<text:span text:style-name="User_20_Entry"> </text:span><text:span text:style-name="User_20_Entry"> </text:span><text:span text:style-name="User_20_Entry"> </text:span><text:span text:style-name="User_20_Entry"> </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text:soft-page-break/>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 </text:span>| rdng | kanj | kw | value<text:line-break/>------+------+------+----+-------<text:line-break/>20894 | 1<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5<text:span text:style-name="User_20_Entry"> </text:span><text:span text:style-name="User_20_Entry"> </text:span>| 16<text:line-break/>20894 | 1<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7<text:span text:style-name="User_20_Entry"> </text:span><text:span text:style-name="User_20_Entry"> </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sens | ord | kw<text:line-break/>-----+------+-----+----<text:line-break/>(0 rows)</text:p>
      <text:list text:style-name="Numbering_20_1" text:continue-numbering="true">
        <text:list-item>
          <text:h text:style-name="P10"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P14"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ython library module jdb.py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 assuming that the variables $id1 and $id2 contain the entry id numbers of two entries you are interested in:</text:p>
      <text:p text:style-name="psqlTiny">$dbh <text:s text:c="2"/>= DBI-&gt;connect("dbi:Pg:dbname=”jmdict”, PrintWarn=&gt;0, RaiseError=&gt;1)<text:line-break/>$dbh-&gt;{pg_enable_utf8} = 1;<text:line-break/>$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entr IN (?,?)”, [$id1,$id2]);<text:line-break/>$kinf <text:s/>= $sth-&gt;fetchall ();<text:line-break/>$sth <text:s text:c="2"/>= $dbh-&gt;execute (“SELECT * FROM kfreq WHERE entr IN (?,?)”, [$id1,$id2]);<text:line-break/>$kfreq = $sth-&gt;fetchall ();<text:line-break/>$sth <text:s text:c="2"/>= $dbh-&gt;execute (“SELECT * FROM rdng WHERE entr IN (?,?)”, [$id1,$id2]);<text:line-break/>$rdng <text:s/>= $sth-&gt;fetchall ();<text:line-break/>$sth <text:s text:c="2"/>= $dbh-&gt;execute (“SELECT * FROM sens WHERE entr IN (?,?)”, [$id1,$id2]);<text:line-break/>$sens <text:s/>= $sth-&gt;fetchall ();<text:line-break/>[...]</text:p>
      <text:p text:style-name="Standard">or in Python (using the Psycopg2 Postgresql adapter):</text:p>
      <text:p text:style-name="psqlTiny">dbh <text:s text:c="3"/>= conn = psycopg2.connect (database=”jmdict”)<text:line-break/>psycopg2.extensions.register_type(psycopg2.extensions.UNICODE)<text:line-break/>cursor = dbh.cursor()<text:line-break/>cursor.execute (“SELECT * FROM entr WHERE id IN (?,?)”, [id1,id2])<text:line-break/>entr <text:s text:c="2"/>= cursor.fetchall ()<text:line-break/>cursor.execute (“SELECT * FROM kanj WHERE entr IN (?,?)”, [id1,id2])<text:line-break/>kanj <text:s/>= cursor.fetchall ()<text:line-break/>cursor.execute (“SELECT * FROM kinf WHERE entr IN (?,?)”, [id1,id2])<text:line-break/>kinf <text:s/>= cursor.fetchall ()<text:line-break/>cursor.execute (“SELECT * FROM kfreq WHERE entr IN (?,?)”, [id1,id2])<text:line-break/>kfreq = cursor.fetchall ()<text:line-break/>cursor.execute (“SELECT * FROM rdng WHERE entr IN (?,?)”, [id1,id2])<text:line-break/>$dng <text:s/>= cursor.fetchall ()<text:line-break/>cursor.execute (“SELECT * FROM sens WHERE entr IN (?,?)”, [id1,id2])<text:line-break/>sens <text:s/>= cursor.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P14" text:outline-level="2"><text:soft-page-break/>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lies between <text:span text:style-name="tblname">entr</text:span> and <text:span text:style-name="tblname">pos</text:span> in the table hierarchy.</text:p>
      <text:list text:style-name="Numbering_20_1" text:continue-numbering="true">
        <text:list-item>
          <text:list text:continue-numbering="true">
            <text:list-item>
              <text:h text:style-name="P14"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text:soft-page-break/>In the meantime, the comments in pg/mkviews.sql may be useful. </text:p>
      <text:p text:style-name="Standard"/>
      <text:list text:style-name="Numbering_20_1" text:continue-numbering="true">
        <text:list-item>
          <text:h text:style-name="P10" text:outline-level="1"><text:s/>Annotated Schema</text:h>
        </text:list-item>
      </text:list>
      <text:p text:style-name="Text_20_body">The Postgresql DDL statements below will create the tables described above. <text:s/>They are based on revision 1.29 (2007/09/09)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colname">seq</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colname">id</text:span><text:span text:style-name="Example"> value.<text:line-break/> <text:s text:c="3"/>src SMALLINT NOT NULL,<text:line-break/> <text:s text:c="5"/>-- Indicates where this entry came from (1=jmdict). <text:s/><text:line-break/> <text:s text:c="5"/>-- References </text:span><text:span text:style-name="tblname">kwsrc</text:span><text:span text:style-name="Example">.<text:line-break/></text:span><text:span text:style-name="Example"> <text:s text:c="3"/>stat SMALLINT NOT NULL,<text:line-break/> <text:s text:c="5"/>-- References table </text:span><text:span text:style-name="tblname">kwstat</text:span><text:span text:style-name="Example"> and indicates the status of this<text:line-break/> <text:s text:c="5"/>-- entry. <text:s/>Typical values are "new”, “active”, “deleted”, <text:line-break/> <text:s text:c="5"/>-- "rejected”, etc.<text:line-break/></text:span><text:span text:style-name="Example">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colname">id</text:span><text:span text:style-name="Example"> column is *not* suitable for uses spanning either<text:line-break/> <text:s text:c="5"/>-- time or space.)<text:line-break/> <text:s text:c="3"/>dfrm INT,<text:line-break/> <text:s text:c="5"/>-- References another entry that was the edit source for <text:line-break/> <text:s text:c="5"/>-- this entry.<text:line-break/> <text:s text:c="3"/>unap BOOLEAN NOT NULL,<text:line-break/> <text:s text:c="5"/>-- If TRUE, this entry has not been approved by an editor.<text:line-break/> <text:s text:c="3"/>srcnote VARCHAR(255),<text:line-break/> <text:s text:c="5"/>-- Additional ad-hoc information about the source of this<text:line-break/> <text:s text:c="5"/>-- entry.<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colname">entr.seq</text:span><text:span text:style-name="Example"> values. <text:s/>It is<text:line-break/> <text:s text:c="5"/>-- not </text:span><text:span text:style-name="colname">entr.seq</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Maps to the JMdict XML element<text:line-break/> <text:s text:c="5"/>-- &lt;re_ele&gt;.</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text:span><text:soft-page-break/><text:span text:style-name="Example"> <text:s text:c="5"/>-- The reading text. <text:s/>Should contain at least one kana <text:line-break/> <text:s text:c="5"/>-- character and should not contain any kanji characters.<text:line-break/> <text:s text:c="5"/>-- </text:span><text:span text:style-name="Example">Maps to the JMdict XML element &lt;reb&gt;.</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colname">entr.id</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colname">entr.id</text:span><text:span text:style-name="Example"> to identify the entry this gloss belongs to.<text:line-break/> <text:s text:c="3"/>sens SMALLINT NOT NULL,<text:line-break/> <text:s text:c="5"/>-- FK to </text:span><text:span text:style-name="colname">sens.sens</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tblname">kwlang</text:span><text:span text:style-name="colname">.id</text:span><text:span text:style-name="Example">. <text:s/>Language of this gloss.<text:line-break/> <text:s text:c="3"/>ginf SMALLINT NOT NULL,<text:line-break/> <text:s text:c="5"/>-- FK to </text:span><text:span text:style-name="tblname">kwginf</text:span><text:span text:style-name="Example">.</text:span><text:span text:style-name="colname">id</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colname">entr.id</text:span><text:span text:style-name="Example">. <text:s/>Identifies the entry this cross-reference<text:line-break/> <text:s text:c="5"/>-- belongs to.<text:line-break/> <text:s text:c="3"/>sens SMALLINT NOT NULL,<text:line-break/> <text:s text:c="5"/>-- FK to </text:span><text:span text:style-name="colname">sens.id</text:span><text:span text:style-name="Example">. <text:s/>Identifies the sense this cross-reference<text:line-break/> <text:s text:c="5"/>-- belongs to.<text:line-break/> <text:s text:c="3"/>xref SMALLINT NOT NULL,<text:line-break/> <text:s text:c="5"/>-- Disambiguates and orders multiple xrefs in a sense.<text:line-break/> <text:s text:c="3"/>typ SMALLINT NOT NULL,<text:line-break/> <text:s text:c="5"/>-- FK to </text:span><text:span text:style-name="colname">kwxref.id</text:span><text:span text:style-name="Example">. <text:s/>Identifies the type of cross reference.<text:line-break/> <text:s text:c="3"/>xentr INT NOT NULL,<text:line-break/></text:span><text:soft-page-break/><text:span text:style-name="Example"> <text:s text:c="5"/>-- FK to </text:span><text:span text:style-name="colname">entr.id</text:span><text:span text:style-name="Example">. <text:s/>Identifies the entry this cross-reference<text:line-break/> <text:s text:c="5"/>-- points to.<text:line-break/> <text:s text:c="3"/>xsens SMALLINT NOT NULL,<text:line-break/> <text:s text:c="5"/>-- FK to </text:span><text:span text:style-name="colname">sens.id</text:span><text:span text:style-name="Example">. <text:s/>Identifies the sense this cross-reference<text:line-break/> <text:s text:c="5"/>-- points to.<text:line-break/> <text:s text:c="3"/>rdng SMALLINT,<text:line-break/> <text:s text:c="5"/>-- FK to </text:span><text:span text:style-name="colname">rdng.rdng</text:span><text:span text:style-name="Example">. <text:s/>Identifies the reading to use when displaying<text:line-break/> <text:s text:c="8"/>this cross-reference.<text:line-break/> <text:s text:c="3"/>kanj SMALLINT,<text:line-break/> <text:s text:c="5"/>-- FK to </text:span><text:span text:style-name="colname">kanj.kanj</text:span><text:span text:style-name="Example">. <text:s/>Identifies the kanji to use when displaying<text:line-break/> <text:s text:c="8"/>this cross-reference.<text:line-break/> <text:s text:c="3"/>notes TEXT,<text:line-break/> <text:s text:c="5"/>-- Additional textual information pertaining to this cross-<text:line-break/> <text:s text:c="5"/>-- reference for display to user.<text:line-break/> <text:s text:c="3"/>PRIMARY KEY (entr,sens,xref));</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colname">entr.id</text:span><text:span text:style-name="Example">. <text:s/>Identifies the entry this history record<text:line-break/> <text:s text:c="5"/>-- belongs to.<text:line-break/> <text:s text:c="3"/>hist SMALLINT NOT NULL,<text:line-break/> <text:s text:c="5"/>-- Disambiguates and orders multiple hist records with an entry.<text:line-break/> <text:s text:c="3"/>stat SMALLINT NOT NULL,<text:line-break/> <text:s text:c="5"/>-- FK to </text:span><text:span text:style-name="colname">kwstat.id</text:span><text:span text:style-name="Example">. <text:s/>Status of entry after the change this<text:line-break/> <text:s text:c="5"/>-- record documents was made.<text:line-break/> <text:s text:c="3"/>unap BOOLEAN NOT NULL DEFAULT TRUE,<text:line-break/> <text:s text:c="5"/>-- Approval status of entry after this change was made.<text:line-break/> <text:s text:c="3"/>dt TIMESTAMP NOT NULL DEFAULT NOW(),<text:line-break/> <text:s text:c="5"/>-- Date and time changes were made.<text:line-break/> <text:s text:c="3"/>userid VARCHAR(20),<text:line-break/> <text:s text:c="5"/>-- If user making change was a logged in editor, this is that <text:line-break/> <text:s text:c="5"/>-- editor's authenticated userid.<text:line-break/> <text:s text:c="3"/>name VARCHAR(250),<text:line-break/> <text:s text:c="5"/>-- Unauthenticated name of user who made the changes.<text:line-break/> <text:s text:c="3"/>email VARCHAR(250),<text:line-break/> <text:s text:c="5"/>-- Unauthenticated email address of user who made the changes.<text:line-break/> <text:s text:c="3"/>diff TEXT,<text:line-break/> <text:s text:c="5"/>-- Text string that documents the difference between the original<text:line-break/> <text:s text:c="5"/>-- and changed entries.<text:line-break/> <text:s text:c="3"/>Refs TEXT,<text:line-break/> <text:s text:c="5"/>-- Verifiable public references supporting this change.<text:line-break/> <text:s text:c="3"/>notes TEXT<text:line-break/> <text:s text:c="5"/>-- Additional textual information pertaining to this change.<text:line-break/> <text:s text:c="5"/>);<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 <text:line-break/> <text:s text:c="3"/>sens SMALLINT NOT NULL, <text:line-break/> <text:s text:c="3"/>ord SMALLINT NOT NULL,<text:line-break/> <text:s text:c="3"/>typ SMALLINT NOT NULL, <text:line-break/> <text:s text:c="3"/>rtxt VARCHAR(250),<text:line-break/> <text:s text:c="3"/>ktxt VARCHAR(250),<text:line-break/> <text:s text:c="3"/>tsens SMALLINT, <text:line-break/> <text:s text:c="3"/>notes VARCHAR(250),<text:line-break/> <text:s text:c="3"/>prio BOOLEAN DEFAULT FALSE, <text:line-break/><text:line-break/>CREATE TABLE freq (<text:line-break/> <text:s text:c="5"/>-- Contains frequency-of-use items from the JMdict XML &lt;ke_pri&gt;<text:line-break/></text:span><text:soft-page-break/><text:span text:style-name="Example"> <text:s text:c="5"/>-- &lt;re_pri&gt; elements, and other sources.<text:line-break/> <text:s text:c="3"/>entr INT NOT NULL,<text:line-break/> <text:s text:c="5"/>-- FK to </text:span><text:span text:style-name="colname">entr.id</text:span><text:span text:style-name="Example">. <text:s/>Identifies the entry this datum is associated<text:line-break/> <text:s text:c="5"/>-- with.<text:line-break/> <text:s text:c="3"/>rdng SMALLINT NULL,<text:line-break/> <text:s text:c="5"/>-- FK to </text:span><text:span text:style-name="colname">rdng.rdng</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colname">kanj.kanj</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colname">kwfreq.id</text:span><text:span text:style-name="Example">. <text:s/>Identifies the FoU scale in table </text:span><text:span text:style-name="tblname">kwfreq</text:span><text:span text:style-name="Example">.<text:line-break/> <text:s text:c="3"/>value INT,<text:line-break/> <text:s text:c="5"/>-- The value of the datum on the scale identified by </text:span><text:span text:style-name="colname">kw</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colname">entr.id</text:span><text:span text:style-name="Example">. <text:s/>Identifies entry that dialect applies to.<text:line-break/> <text:s text:c="3"/>sens SMALLINT NOT NULL,<text:line-break/> <text:s text:c="5"/>-- FK to </text:span><text:span text:style-name="colname">sens.sens</text:span><text:span text:style-name="Example">. <text:s/>Identifies the sense that field applies to.<text:line-break/> <text:s text:c="3"/>ord SMALLINT NOT NULL,<text:line-break/> <text:s text:c="5"/>-- Maintains order of keywords.<text:line-break/> <text:s text:c="3"/>kw SMALLINT NOT NULL,<text:line-break/> <text:s text:c="5"/>-- FK to </text:span><text:span text:style-name="colname">kwdial.id</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colname">entr.id</text:span><text:span text:style-name="Example">. <text:s/>Identifies entry that field applies to.<text:line-break/> <text:s text:c="3"/>sens SMALLINT NOT NULL,<text:line-break/> <text:s text:c="5"/>-- FK to </text:span><text:span text:style-name="colname">sens.sens</text:span><text:span text:style-name="Example">. <text:s/>Identifies the sense that field applies to.<text:line-break/> <text:s text:c="3"/>ord SMALLINT NOT NULL,<text:line-break/> <text:s text:c="5"/>-- Maintains order of keywords.<text:line-break/> <text:s text:c="3"/>kw SMALLINT NOT NULL,<text:line-break/> <text:s text:c="5"/>-- FK to </text:span><text:span text:style-name="colname">kwfld.id</text:span><text:span text:style-name="Example">. <text:s/>Identifies the field keyword.<text:line-break/> <text:s text:c="3"/>PRIMARY KEY (entr,sens,kw));<text:line-break/><text:line-break/>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colname">entr.id</text:span><text:span text:style-name="Example">. <text:s/>Identifies entry that the kinf tag applies to.<text:line-break/> <text:s text:c="3"/>kanj SMALLINT NOT NULL,<text:line-break/> <text:s text:c="5"/>-- FK to </text:span><text:span text:style-name="colname">kanj.kanj</text:span><text:span text:style-name="Example">. <text:s/>Identifies the kanji item that kinf tag<text:line-break/> <text:s text:c="5"/>-- applies to.<text:line-break/> <text:s text:c="3"/>ord SMALLINT NOT NULL,<text:line-break/> <text:s text:c="5"/>-- Maintains order of keywords.<text:line-break/> <text:s text:c="3"/>kw SMALLINT NOT NULL,<text:line-break/> <text:s text:c="5"/>-- FK to </text:span><text:span text:style-name="colname">kwkinf.id</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text:span><text:soft-page-break/><text:span text:style-name="Example"> <text:s text:c="5"/>-- FK to </text:span><text:span text:style-name="colname">entr.id</text:span><text:span text:style-name="Example">. <text:s/>Identifies entry that field applies to.<text:line-break/> <text:s text:c="3"/>sens SMALLINT NOT NULL,<text:line-break/> <text:s text:c="5"/>-- FK to </text:span><text:span text:style-name="colname">enrt.sens</text:span><text:span text:style-name="Example">. <text:s/>Identifies the sens item that lsrc tag<text:line-break/> <text:s text:c="5"/>-- applies to.<text:line-break/> <text:s text:c="3"/>ord SMALLINT NOT NULL,<text:line-break/> <text:s text:c="5"/>-- Maintains order of keywords.<text:line-break/> <text:s text:c="3"/>lang SMALLINT NOT NULL,<text:line-break/> <text:s text:c="5"/>-- FK to </text:span><text:span text:style-name="colname">kwlang.id</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colname">entr.id</text:span><text:span text:style-name="Example">. <text:s/>Identifies entry that misc tag applies to.<text:line-break/> <text:s text:c="3"/>sens SMALLINT NOT NULL,<text:line-break/> <text:s text:c="5"/>-- FK to </text:span><text:span text:style-name="colname">sens.sens</text:span><text:span text:style-name="Example">. <text:s/>Identifies the sense that misc tag applies to.<text:line-break/> <text:s text:c="3"/>ord SMALLINT NOT NULL,<text:line-break/> <text:s text:c="5"/>-- Maintains order of keywords.<text:line-break/> <text:s text:c="3"/>kw SMALLINT NOT NULL,<text:line-break/> <text:s text:c="4"/>-- FK to </text:span><text:span text:style-name="colname">kwmisc.id</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colname">entr.id</text:span><text:span text:style-name="Example">. <text:s/>Identifies entry that pos tag applies to.<text:line-break/> <text:s text:c="3"/>sens SMALLINT NOT NULL,<text:line-break/> <text:s text:c="5"/>-- FK to </text:span><text:span text:style-name="colname">sens.sens</text:span><text:span text:style-name="Example">. <text:s/>Identifies the sense that pos tag applies to.<text:line-break/> <text:s text:c="3"/>ord SMALLINT NOT NULL,<text:line-break/> <text:s text:c="5"/>-- Maintains order of keywords.<text:line-break/> <text:s text:c="3"/>kw SMALLINT <text:s/>NOT NULL,<text:line-break/> <text:s text:c="4"/>-- FK to </text:span><text:span text:style-name="colname">kwpos.id</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colname">entr.id</text:span><text:span text:style-name="Example">. <text:s/>Identifies entry that the rinf tag applies to.<text:line-break/> <text:s text:c="3"/>rdng SMALLINT NOT NULL,<text:line-break/> <text:s text:c="5"/>-- FK to </text:span><text:span text:style-name="colname">rdng.rdng</text:span><text:span text:style-name="Example">. <text:s/>Identifies the reading item that rinf tag<text:line-break/> <text:s text:c="5"/>-- applies to.<text:line-break/> <text:s text:c="3"/>ord SMALLINT NOT NULL,<text:line-break/> <text:s text:c="5"/>-- Maintains order of keywords.<text:line-break/> <text:s text:c="3"/>kw SMALLINT NOT NULL,<text:line-break/> <text:s text:c="5"/>-- FK to </text:span><text:span text:style-name="colname">kwrinf.id</text:span><text:span text:style-name="Example">. <text:s/>Identifies the reading info keyword.<text:line-break/> <text:s text:c="3"/>PRIMARY KEY (entr,rdng,kw));<text:line-break/><text:line-break/><text:line-break/><text:line-break/></text:span><text:soft-page-break/><text:span text:style-name="Example">CREATE TABLE restr (<text:line-break/> <text:s text:c="5"/>-- Lists invalid pairs of reading and kanji elements.<text:line-break/> <text:s text:c="5"/>-- Note that this is the inverse of the representation in JMdict<text:line-break/> <text:s text:c="5"/>-- XML file where &lt;restr&gt; elements list the _valid_ pairs.<text:line-break/> <text:s text:c="3"/>entr INT NOT NULL,<text:line-break/> <text:s text:c="5"/>-- FK to </text:span><text:span text:style-name="colname">entr.id</text:span><text:span text:style-name="Example">. <text:s/>Identifies entry that the restriction applies to.<text:line-break/> <text:s text:c="3"/>rdng SMALLINT NOT NULL,<text:line-break/> <text:s text:c="5"/>-- FK to </text:span><text:span text:style-name="colname">rdng.rdng</text:span><text:span text:style-name="Example">. <text:s/>Identifies the reading within the entry that <text:line-break/> <text:s text:c="5"/>-- the restriction applies to.<text:line-break/> <text:s text:c="3"/>kanj SMALLINT NOT NULL,<text:line-break/> <text:s text:c="5"/>-- FK to </text:span><text:span text:style-name="colname">kanj.kanj</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XML file where &lt;stagr&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line-break/> <text:s text:c="5"/>-- the restriction applies to.<text:line-break/> <text:s text:c="2"/>rdng SMALLINT NOT NULL,<text:line-break/> <text:s text:c="5"/>-- FK to </text:span><text:span text:style-name="colname">rdng.rdng</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s/><text:line-break/> <text:s text:c="5"/>-- the restriction applies to.<text:line-break/> <text:s text:c="3"/>kanj SMALLINT NOT NULL,<text:line-break/> <text:s text:c="5"/>-- FK to </text:span><text:span text:style-name="colname">kanj.kanj</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text:span><text:soft-page-break/><text:span text:style-name="Example"> <text:s text:c="3"/>descr VARCHAR(255));<text:line-break/><text:line-break/>CREATE TABLE kwginf (<text:line-break/> <text:s text:c="3"/>id SMALLINT PRIMARY KEY,<text:line-break/> <text:s text:c="3"/>kw VARCHAR(20) NOT NULL UNIQUE,<text:line-break/> <text:s text:c="3"/>descr VARCHAR(255));<text:line-break/><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class="text" style:master-page-name="" style:default-outline-level="1">
      <style:paragraph-properties fo:margin-top="0.1701in" fo:margin-bottom="0.0799in" style:page-number="auto"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page-number="auto">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style:page-number="auto"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DejaVu LGC Sans Mono" style:font-name-complex="Courier New"/>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page-layout style:name="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2" table:style-name="Table2">
          <table:table-column table:style-name="Table2.A"/>
          <table:table-column table:style-name="Table2.B"/>
          <table:table-column table:style-name="Table2.C"/>
          <table:table-row>
            <table:table-cell table:style-name="Table2.A1" office:value-type="string">
              <text:p text:style-name="P1">Stuart McGraw, 2008-11-10</text:p>
            </table:table-cell>
            <table:table-cell table:style-name="Table2.A1" office:value-type="string">
              <text:p text:style-name="P1"/>
            </table:table-cell>
            <table:table-cell table:style-name="Table2.A1" office:value-type="string">
              <text:p text:style-name="P2">Page <text:page-number text:select-page="current">22</text:page-number> of <text:page-count>23</text:page-count></text:p>
            </table:table-cell>
          </table:table-row>
        </table:table>
        <text:p text:style-name="Footer"/>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2-07-15T12:38:53</meta:creation-date>
    <dc:creator>Stuart McGraw</dc:creator>
    <dc:date>2008-11-10T11:23:40</dc:date>
    <meta:editing-cycles>71</meta:editing-cycles>
    <meta:editing-duration>P3DT20H50M30S</meta:editing-duration>
    <meta:user-defined meta:name="Info 1"/>
    <meta:user-defined meta:name="Info 2"/>
    <meta:user-defined meta:name="Info 3"/>
    <meta:user-defined meta:name="Info 4"/>
    <meta:document-statistic meta:table-count="2" meta:image-count="0" meta:object-count="0" meta:page-count="23" meta:paragraph-count="219" meta:word-count="7670" meta:character-count="48670"/>
  </office:meta>
</office:document-meta>
</file>